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3.75cm" fo:min-width="3.5cm" style:writing-mode="lr-tb" loext:decorative="false"/>
      <style:paragraph-properties style:writing-mode="lr-tb"/>
    </style:style>
    <style:style style:name="gr2" style:family="graphic" style:parent-style-name="standard">
      <style:graphic-properties draw:textarea-horizontal-align="justify" draw:textarea-vertical-align="middle" draw:auto-grow-height="false" fo:min-height="3.75cm" fo:min-width="4.5cm" style:writing-mode="lr-tb" loext:decorative="false"/>
      <style:paragraph-properties style:writing-mode="lr-tb"/>
    </style:style>
    <style:style style:name="gr3" style:family="graphic" style:parent-style-name="standard">
      <style:graphic-properties draw:textarea-horizontal-align="justify" draw:textarea-vertical-align="middle" draw:auto-grow-height="false" fo:min-height="2.75cm" fo:min-width="4cm" style:writing-mode="lr-tb" loext:decorative="false"/>
      <style:paragraph-properties style:writing-mode="lr-tb"/>
    </style:style>
    <style:style style:name="gr4" style:family="graphic" style:parent-style-name="objectwithoutfill">
      <style:graphic-properties draw:marker-end="Linienspitzen_20_1" draw:marker-end-width="0.3cm" draw:fill="none" draw:textarea-vertical-align="middle" loext:decorative="false"/>
    </style:style>
    <style:style style:name="gr5" style:family="graphic" style:parent-style-name="objectwithoutfill">
      <style:graphic-properties draw:marker-end="Linienspitzen_20_2" draw:marker-end-width="0.3cm" draw:fill="none" draw:textarea-vertical-align="middle" loext:decorative="false"/>
    </style:style>
    <style:style style:name="gr6" style:family="graphic" style:parent-style-name="objectwithoutfill">
      <style:graphic-properties draw:marker-end="Linienspitzen_20_3" draw:marker-end-width="0.3cm" draw:fill="none" draw:textarea-vertical-align="middle" loext:decorative="false"/>
    </style:style>
    <style:style style:name="gr7" style:family="graphic" style:parent-style-name="objectwithoutfill">
      <style:graphic-properties draw:marker-end="Linienspitzen_20_4" draw:marker-end-width="0.3cm" draw:fill="none" draw:textarea-vertical-align="middle" loext:decorative="false"/>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0.353cm" loext:decorative="false"/>
      <style:paragraph-properties style:writing-mode="lr-tb"/>
    </style:style>
    <style:style style:name="gr9" style:family="graphic">
      <style:graphic-properties style:protect="size" loext:decorative="false"/>
    </style:style>
    <style:style style:name="gr10" style:family="graphic" style:parent-style-name="standard">
      <style:graphic-properties draw:fill="solid" draw:fill-color="#b4c7dc" draw:textarea-horizontal-align="justify" draw:textarea-vertical-align="middle" draw:auto-grow-height="false" fo:min-height="3.75cm" fo:min-width="2.5cm" style:writing-mode="lr-tb" loext:decorative="false"/>
      <style:paragraph-properties style:writing-mode="lr-tb"/>
    </style:style>
    <style:style style:name="gr11" style:family="graphic" style:parent-style-name="standard">
      <style:graphic-properties draw:textarea-horizontal-align="justify" draw:textarea-vertical-align="middle" draw:auto-grow-height="false" fo:min-height="10.75cm" fo:min-width="4.5cm" style:writing-mode="lr-tb" loext:decorative="false"/>
      <style:paragraph-properties style:writing-mode="lr-tb"/>
    </style:style>
    <style:style style:name="gr12" style:family="graphic" style:parent-style-name="standard">
      <style:graphic-properties draw:textarea-horizontal-align="justify" draw:textarea-vertical-align="middle" draw:auto-grow-height="false" fo:min-height="1.75cm" fo:min-width="4cm" style:writing-mode="lr-tb" loext:decorative="false"/>
      <style:paragraph-properties style:writing-mode="lr-tb"/>
    </style:style>
    <style:style style:name="gr13" style:family="graphic" style:parent-style-name="standard">
      <style:graphic-properties draw:fill="solid" draw:fill-color="#b4c7dc" draw:textarea-horizontal-align="justify" draw:textarea-vertical-align="middle" draw:auto-grow-height="false" fo:min-height="1.25cm" fo:min-width="2.5cm" style:writing-mode="lr-tb" loext:decorative="false"/>
      <style:paragraph-properties style:writing-mode="lr-tb"/>
    </style:style>
    <style:style style:name="gr14" style:family="graphic" style:parent-style-name="standard">
      <style:graphic-properties draw:textarea-horizontal-align="justify" draw:textarea-vertical-align="middle" draw:auto-grow-height="false" fo:min-height="1.754cm" fo:min-width="0cm" loext:decorative="false"/>
      <style:paragraph-properties style:writing-mode="lr-tb"/>
    </style:style>
    <style:style style:name="gr15" style:family="graphic" style:parent-style-name="standard">
      <style:graphic-properties draw:fill="solid" draw:fill-color="#b4c7dc" draw:textarea-horizontal-align="justify" draw:textarea-vertical-align="middle" draw:auto-grow-height="false" fo:min-height="1cm" fo:min-width="1.5cm" loext:decorative="false"/>
      <style:paragraph-properties style:writing-mode="lr-tb"/>
    </style:style>
    <style:style style:name="gr16" style:family="graphic" style:parent-style-name="standard">
      <style:graphic-properties draw:fill="solid" draw:fill-color="#b4c7dc" draw:textarea-horizontal-align="justify" draw:textarea-vertical-align="middle" draw:auto-grow-height="false" fo:min-height="1.419cm" fo:min-width="1.223cm" loext:decorative="false"/>
      <style:paragraph-properties style:writing-mode="lr-tb"/>
    </style:style>
    <style:style style:name="gr17" style:family="graphic" style:parent-style-name="standard">
      <style:graphic-properties draw:fill="solid" draw:fill-color="#b4c7dc" draw:textarea-horizontal-align="justify" draw:textarea-vertical-align="middle" draw:auto-grow-height="false" fo:min-height="1.048cm" fo:min-width="1.461cm" fo:wrap-option="wrap" loext:decorative="false"/>
      <style:paragraph-properties style:writing-mode="lr-tb"/>
    </style:style>
    <style:style style:name="gr18" style:family="graphic" style:parent-style-name="objectwithoutfill">
      <style:graphic-properties draw:marker-start="Arrow_20_short" draw:marker-end="Arrow_20_short" draw:fill="none" draw:textarea-vertical-align="middle" loext:decorative="false"/>
    </style:style>
    <style:style style:name="gr19" style:family="graphic" style:parent-style-name="objectwithoutfill">
      <style:graphic-properties draw:marker-start="Arrow_20_short" draw:marker-end="Arrow_20_short" draw:fill="none" draw:textarea-vertical-align="middle" loext:decorative="false"/>
      <style:paragraph-properties style:writing-mode="lr-tb"/>
    </style:style>
    <style:style style:name="pr1" style:family="presentation" style:parent-style-name="Standard-title">
      <style:graphic-properties fo:min-height="2.629cm" loext:decorative="false"/>
      <style:paragraph-properties style:writing-mode="lr-tb"/>
    </style:style>
    <style:style style:name="pr2" style:family="presentation" style:parent-style-name="Standard-title">
      <style:graphic-properties draw:stroke="solid" fo:min-height="6cm" loext:decorative="false"/>
      <style:paragraph-properties style:writing-mode="lr-tb"/>
    </style:style>
    <style:style style:name="pr3" style:family="presentation" style:parent-style-name="Standard-notes">
      <style:graphic-properties draw:fill-color="#ffffff" fo:min-height="13.364cm" loext:decorative="false"/>
      <style:paragraph-properties style:writing-mode="lr-tb"/>
    </style:style>
    <style:style style:name="P1" style:family="paragraph">
      <style:paragraph-properties fo:text-align="center"/>
    </style:style>
    <style:style style:name="P2" style:family="paragraph">
      <style:paragraph-properties fo:text-align="center" style:writing-mode="lr-tb"/>
    </style:style>
    <style:style style:name="P3" style:family="paragraph">
      <loext:graphic-properties draw:fill="none"/>
      <style:paragraph-properties fo:text-align="center"/>
    </style:style>
    <style:style style:name="P4" style:family="paragraph">
      <loext:graphic-properties draw:fill="none" draw:fill-color="#ffffff"/>
    </style:style>
    <style:style style:name="P5" style:family="paragraph">
      <style:text-properties fo:font-size="14pt"/>
    </style:style>
    <style:style style:name="P6" style:family="paragraph">
      <loext:graphic-properties draw:fill-color="#ffffff"/>
    </style:style>
    <style:style style:name="P7" style:family="paragraph">
      <loext:graphic-properties draw:fill="solid" draw:fill-color="#b4c7dc"/>
      <style:paragraph-properties fo:text-align="center" style:writing-mode="lr-tb"/>
    </style:style>
    <style:style style:name="P8" style:family="paragraph">
      <loext:graphic-properties draw:fill="solid" draw:fill-color="#b4c7dc"/>
      <style:paragraph-properties fo:text-align="center"/>
      <style:text-properties fo:font-size="12pt"/>
    </style:style>
    <style:style style:name="P9" style:family="paragraph">
      <loext:graphic-properties draw:fill="none"/>
      <style:paragraph-properties fo:text-align="center"/>
      <style:text-properties fo:font-size="12pt"/>
    </style:style>
    <style:style style:name="T1" style:family="text">
      <style:text-properties fo:font-size="14pt"/>
    </style:style>
    <style:style style:name="T2" style:family="text">
      <style:text-properties fo:font-size="11pt"/>
    </style:style>
    <style:style style:name="T3" style:family="text">
      <style:text-properties fo:font-size="1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2.629cm" svg:x="1.4cm" svg:y="0.628cm" presentation:class="title" presentation:user-transformed="true">
          <draw:text-box>
            <text:p>MCP</text:p>
          </draw:text-box>
        </draw:frame>
        <draw:custom-shape draw:style-name="gr1" draw:text-style-name="P2" draw:layer="layout" svg:width="4cm" svg:height="4cm" svg:x="15cm" svg:y="4cm">
          <text:p text:style-name="P1">LLM</text:p>
          <draw:enhanced-geometry svg:viewBox="0 0 21600 21600" draw:type="rectangle" draw:enhanced-path="M 0 0 L 21600 0 21600 21600 0 21600 0 0 Z N"/>
        </draw:custom-shape>
        <draw:custom-shape draw:style-name="gr2" draw:text-style-name="P2" draw:layer="layout" svg:width="5cm" svg:height="4cm" svg:x="2cm" svg:y="4cm">
          <text:p text:style-name="P1">AI Tools</text:p>
          <text:p text:style-name="P1"><text:span text:style-name="T1">CoPilot</text:span></text:p>
          <text:p text:style-name="P1"><text:span text:style-name="T1">Cursor</text:span></text:p>
          <text:p text:style-name="P1"><text:span text:style-name="T1">Claude Code</text:span></text:p>
          <text:p text:style-name="P1"><text:span text:style-name="T1">Claude Desktop</text:span></text:p>
          <text:p text:style-name="P1"><text:span text:style-name="T1">(MCP Client)</text:span></text:p>
          <draw:enhanced-geometry svg:viewBox="0 0 21600 21600" draw:type="rectangle" draw:enhanced-path="M 0 0 L 21600 0 21600 21600 0 21600 0 0 Z N"/>
        </draw:custom-shape>
        <draw:custom-shape draw:style-name="gr3" draw:text-style-name="P2" draw:layer="layout" svg:width="4.5cm" svg:height="3cm" svg:x="9cm" svg:y="10.5cm">
          <text:p text:style-name="P1">MCP Server</text:p>
          <draw:enhanced-geometry svg:viewBox="0 0 21600 21600" draw:type="rectangle" draw:enhanced-path="M 0 0 L 21600 0 21600 21600 0 21600 0 0 Z N"/>
        </draw:custom-shape>
        <draw:line draw:style-name="gr4" draw:text-style-name="P3" draw:layer="layout" svg:x1="7cm" svg:y1="7.5cm" svg:x2="10cm" svg:y2="10.5cm">
          <text:p/>
        </draw:line>
        <draw:line draw:style-name="gr4" draw:text-style-name="P3" draw:layer="layout" svg:x1="7cm" svg:y1="7.5cm" svg:x2="10cm" svg:y2="10.5cm">
          <text:p/>
        </draw:line>
        <draw:line draw:style-name="gr4" draw:text-style-name="P3" draw:layer="layout" svg:x1="7cm" svg:y1="7.5cm" svg:x2="10cm" svg:y2="10.5cm">
          <text:p/>
        </draw:line>
        <draw:line draw:style-name="gr5" draw:text-style-name="P3" draw:layer="layout" svg:x1="9cm" svg:y1="11.5cm" svg:x2="5.5cm" svg:y2="8cm">
          <text:p/>
        </draw:line>
        <draw:line draw:style-name="gr6" draw:text-style-name="P3" draw:layer="layout" svg:x1="7cm" svg:y1="6.5cm" svg:x2="15cm" svg:y2="6.5cm">
          <text:p/>
        </draw:line>
        <draw:line draw:style-name="gr7" draw:text-style-name="P3" draw:layer="layout" svg:x1="15cm" svg:y1="5cm" svg:x2="7cm" svg:y2="5cm">
          <text:p/>
        </draw:line>
        <draw:frame draw:style-name="gr8" draw:text-style-name="P4" draw:layer="layout" svg:width="0.853cm" svg:height="0.962cm" svg:x="8.147cm" svg:y="8.038cm">
          <draw:text-box>
            <text:p>1</text:p>
          </draw:text-box>
        </draw:frame>
        <draw:frame draw:style-name="gr8" draw:text-style-name="P4" draw:layer="layout" svg:width="0.853cm" svg:height="0.962cm" svg:x="6.5cm" svg:y="9.5cm">
          <draw:text-box>
            <text:p>2</text:p>
          </draw:text-box>
        </draw:frame>
        <draw:frame draw:style-name="gr8" draw:text-style-name="P4" draw:layer="layout" svg:width="0.853cm" svg:height="0.962cm" svg:x="10.375cm" svg:y="6.5cm">
          <draw:text-box>
            <text:p>3</text:p>
          </draw:text-box>
        </draw:frame>
        <draw:frame draw:style-name="gr8" draw:text-style-name="P4" draw:layer="layout" svg:width="0.853cm" svg:height="0.962cm" svg:x="10.147cm" svg:y="4.038cm">
          <draw:text-box>
            <text:p>4</text:p>
          </draw:text-box>
        </draw:frame>
        <draw:frame presentation:style-name="pr2" draw:text-style-name="P5" draw:layer="layout" svg:width="7cm" svg:height="6cm" svg:x="19cm" svg:y="9cm" presentation:class="title" presentation:user-transformed="true">
          <draw:text-box>
            <text:p><text:span text:style-name="T1">1 Was kannst du anbieten</text:span><text:span text:style-name="T1"><text:line-break/></text:span><text:span text:style-name="T1">2 Ergebnis: Liste von Tools</text:span><text:span text:style-name="T1"><text:line-break/></text:span><text:span text:style-name="T1">3 Prompt + Tools</text:span><text:span text:style-name="T1"><text:line-break/></text:span><text:span text:style-name="T1">4 Ergebnis</text:span><text:span text:style-name="T1"><text:line-break/></text:span><text:span text:style-name="T1"><text:line-break/></text:span><text:span text:style-name="T2">Note: Keine direkte Kommunikation zwischen LLM und MCP Server</text:span></text:p>
          </draw:text-box>
        </draw:frame>
        <presentation:notes draw:style-name="dp2">
          <draw:page-thumbnail draw:style-name="gr9"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frame presentation:style-name="pr1" draw:layer="layout" svg:width="25.199cm" svg:height="2.629cm" svg:x="1.4cm" svg:y="0.628cm" presentation:class="title" presentation:user-transformed="true">
          <draw:text-box>
            <text:p>MCP Sonderfall</text:p>
          </draw:text-box>
        </draw:frame>
        <draw:custom-shape draw:style-name="gr1" draw:text-style-name="P2" draw:layer="layout" svg:width="4cm" svg:height="4cm" svg:x="14cm" svg:y="4cm">
          <text:p text:style-name="P1">LLM</text:p>
          <draw:enhanced-geometry svg:viewBox="0 0 21600 21600" draw:type="rectangle" draw:enhanced-path="M 0 0 L 21600 0 21600 21600 0 21600 0 0 Z N"/>
        </draw:custom-shape>
        <draw:custom-shape draw:style-name="gr2" draw:text-style-name="P2" draw:layer="layout" svg:width="5cm" svg:height="4cm" svg:x="2cm" svg:y="4cm">
          <text:p text:style-name="P1">AI Tools</text:p>
          <text:p text:style-name="P1"><text:span text:style-name="T1">CoPilot</text:span></text:p>
          <text:p text:style-name="P1"><text:span text:style-name="T1">Cursor</text:span></text:p>
          <text:p text:style-name="P1"><text:span text:style-name="T1">Claude Desktop</text:span></text:p>
          <text:p text:style-name="P1"><text:span text:style-name="T1">(MCP Client)</text:span></text:p>
          <draw:enhanced-geometry svg:viewBox="0 0 21600 21600" draw:type="rectangle" draw:enhanced-path="M 0 0 L 21600 0 21600 21600 0 21600 0 0 Z N"/>
        </draw:custom-shape>
        <draw:custom-shape draw:style-name="gr3" draw:text-style-name="P2" draw:layer="layout" svg:width="4.5cm" svg:height="3cm" svg:x="9cm" svg:y="10.5cm">
          <text:p text:style-name="P1">MCP Server</text:p>
          <text:p text:style-name="P1">(HTTP)</text:p>
          <draw:enhanced-geometry svg:viewBox="0 0 21600 21600" draw:type="rectangle" draw:enhanced-path="M 0 0 L 21600 0 21600 21600 0 21600 0 0 Z N"/>
        </draw:custom-shape>
        <draw:line draw:style-name="gr4" draw:text-style-name="P3" draw:layer="layout" svg:x1="12cm" svg:y1="8cm" svg:x2="11.5cm" svg:y2="10.5cm">
          <text:p/>
        </draw:line>
        <draw:line draw:style-name="gr5" draw:text-style-name="P3" draw:layer="layout" svg:x1="12.5cm" svg:y1="10.5cm" svg:x2="13cm" svg:y2="8cm">
          <text:p/>
        </draw:line>
        <draw:custom-shape draw:style-name="gr10" draw:text-style-name="P7" draw:layer="layout" svg:width="3cm" svg:height="4cm" svg:x="11cm" svg:y="4cm">
          <text:p text:style-name="P1">API</text:p>
          <text:p text:style-name="P1">Facade</text:p>
          <draw:enhanced-geometry svg:viewBox="0 0 21600 21600" draw:type="rectangle" draw:enhanced-path="M 0 0 L 21600 0 21600 21600 0 21600 0 0 Z N"/>
        </draw:custom-shape>
        <presentation:notes draw:style-name="dp2">
          <draw:page-thumbnail draw:style-name="gr9" draw:layer="layout" svg:width="19.798cm" svg:height="11.136cm" svg:x="0.6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frame presentation:style-name="pr1" draw:layer="layout" svg:width="25.199cm" svg:height="2.629cm" svg:x="1.4cm" svg:y="0.628cm" presentation:class="title" presentation:user-transformed="true">
          <draw:text-box>
            <text:p>MCP Beispiel Architektur</text:p>
          </draw:text-box>
        </draw:frame>
        <draw:custom-shape draw:style-name="gr1" draw:text-style-name="P2" draw:layer="layout" svg:width="4cm" svg:height="4cm" svg:x="22.5cm" svg:y="6.5cm">
          <text:p text:style-name="P1">LLM</text:p>
          <draw:enhanced-geometry svg:viewBox="0 0 21600 21600" draw:type="rectangle" draw:enhanced-path="M 0 0 L 21600 0 21600 21600 0 21600 0 0 Z N"/>
        </draw:custom-shape>
        <draw:custom-shape draw:style-name="gr11" draw:text-style-name="P2" draw:layer="layout" svg:width="5cm" svg:height="11cm" svg:x="15cm" svg:y="3.5cm">
          <text:p text:style-name="P1">AI Applikation</text:p>
          <text:p text:style-name="P1"><text:span text:style-name="T1"/></text:p>
          <draw:enhanced-geometry svg:viewBox="0 0 21600 21600" draw:type="rectangle" draw:enhanced-path="M 0 0 L 21600 0 21600 21600 0 21600 0 0 Z N"/>
        </draw:custom-shape>
        <draw:custom-shape draw:style-name="gr12" draw:text-style-name="P2" draw:layer="layout" svg:width="4.5cm" svg:height="2cm" svg:x="6.5cm" svg:y="12cm">
          <text:p text:style-name="P1">MCP Server</text:p>
          <draw:enhanced-geometry svg:viewBox="0 0 21600 21600" draw:type="rectangle" draw:enhanced-path="M 0 0 L 21600 0 21600 21600 0 21600 0 0 Z N"/>
        </draw:custom-shape>
        <draw:custom-shape draw:style-name="gr12" draw:text-style-name="P2" draw:layer="layout" svg:width="4.5cm" svg:height="2cm" svg:x="6.5cm" svg:y="9cm">
          <text:p text:style-name="P1">MCP Server</text:p>
          <draw:enhanced-geometry svg:viewBox="0 0 21600 21600" draw:type="rectangle" draw:enhanced-path="M 0 0 L 21600 0 21600 21600 0 21600 0 0 Z N"/>
        </draw:custom-shape>
        <draw:custom-shape draw:style-name="gr12" draw:text-style-name="P2" draw:layer="layout" svg:width="4.5cm" svg:height="2cm" svg:x="2.564cm" svg:y="3.186cm">
          <text:p text:style-name="P1">MCP Server</text:p>
          <text:p text:style-name="P1">(HTTP)</text:p>
          <draw:enhanced-geometry svg:viewBox="0 0 21600 21600" draw:type="rectangle" draw:enhanced-path="M 0 0 L 21600 0 21600 21600 0 21600 0 0 Z N"/>
        </draw:custom-shape>
        <draw:custom-shape draw:style-name="gr12" draw:text-style-name="P2" draw:layer="layout" svg:width="4.5cm" svg:height="2cm" svg:x="6.5cm" svg:y="6cm">
          <text:p text:style-name="P1">MCP Server</text:p>
          <draw:enhanced-geometry svg:viewBox="0 0 21600 21600" draw:type="rectangle" draw:enhanced-path="M 0 0 L 21600 0 21600 21600 0 21600 0 0 Z N"/>
        </draw:custom-shape>
        <draw:custom-shape draw:style-name="gr13" draw:text-style-name="P7" draw:layer="layout" svg:width="3cm" svg:height="1.5cm" svg:x="16cm" svg:y="4cm">
          <text:p text:style-name="P1">MCP Client</text:p>
          <draw:enhanced-geometry svg:viewBox="0 0 21600 21600" draw:type="rectangle" draw:enhanced-path="M 0 0 L 21600 0 21600 21600 0 21600 0 0 Z N"/>
        </draw:custom-shape>
        <draw:custom-shape draw:style-name="gr13" draw:text-style-name="P7" draw:layer="layout" svg:width="3cm" svg:height="1.5cm" svg:x="16cm" svg:y="10cm">
          <text:p text:style-name="P1">MCP Client</text:p>
          <draw:enhanced-geometry svg:viewBox="0 0 21600 21600" draw:type="rectangle" draw:enhanced-path="M 0 0 L 21600 0 21600 21600 0 21600 0 0 Z N"/>
        </draw:custom-shape>
        <draw:custom-shape draw:style-name="gr13" draw:text-style-name="P7" draw:layer="layout" svg:width="3cm" svg:height="1.5cm" svg:x="16cm" svg:y="6cm">
          <text:p text:style-name="P1">MCP Client</text:p>
          <draw:enhanced-geometry svg:viewBox="0 0 21600 21600" draw:type="rectangle" draw:enhanced-path="M 0 0 L 21600 0 21600 21600 0 21600 0 0 Z N"/>
        </draw:custom-shape>
        <draw:custom-shape draw:style-name="gr13" draw:text-style-name="P7" draw:layer="layout" svg:width="3cm" svg:height="1.5cm" svg:x="16cm" svg:y="12cm">
          <text:p text:style-name="P1">MCP Client</text:p>
          <draw:enhanced-geometry svg:viewBox="0 0 21600 21600" draw:type="rectangle" draw:enhanced-path="M 0 0 L 21600 0 21600 21600 0 21600 0 0 Z N"/>
        </draw:custom-shape>
        <draw:custom-shape draw:style-name="gr14" draw:text-style-name="P1" draw:layer="layout" svg:width="0.999cm" svg:height="2.5cm" draw:transform="rotate (-1.58022110475567) translate (22.504cm 8.063cm)">
          <text:p text:style-name="P1"/>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8" draw:layer="layout" svg:width="1.999cm" svg:height="2cm" svg:x="1.001cm" svg:y="13cm">
          <text:p text:style-name="P1"><text:span text:style-name="T3">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8" draw:layer="layout" svg:width="2cm" svg:height="2.5cm" svg:x="1cm" svg:y="9.5cm">
          <text:p text:style-name="P1"><text:span text:style-name="T3">Fil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7" draw:text-style-name="P8" draw:layer="layout" svg:width="3cm" svg:height="2cm" svg:x="0.5cm" svg:y="6.5cm">
          <text:p text:style-name="P1"><text:span text:style-name="T3">Internet Sear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8" draw:text-style-name="P3" draw:layer="layout" svg:x1="11cm" svg:y1="7.5cm" svg:x2="16cm" svg:y2="6.5cm">
          <text:p/>
        </draw:line>
        <draw:line draw:style-name="gr19" draw:text-style-name="P9" draw:layer="layout" svg:x1="3.5cm" svg:y1="7.5cm" svg:x2="6.5cm" svg:y2="7cm">
          <text:p text:style-name="P1"><text:span text:style-name="T3">REST</text:span></text:p>
        </draw:line>
        <draw:line draw:style-name="gr19" draw:text-style-name="P9" draw:layer="layout" svg:x1="11cm" svg:y1="10.5cm" svg:x2="16cm" svg:y2="11cm">
          <text:p text:style-name="P1"><text:span text:style-name="T3">stdio</text:span></text:p>
        </draw:line>
        <draw:line draw:style-name="gr19" draw:text-style-name="P9" draw:layer="layout" svg:x1="11cm" svg:y1="7.5cm" svg:x2="16cm" svg:y2="6.5cm">
          <text:p text:style-name="P1"><text:span text:style-name="T3">stdio</text:span></text:p>
        </draw:line>
        <draw:line draw:style-name="gr19" draw:text-style-name="P9" draw:layer="layout" svg:x1="7.064cm" svg:y1="4cm" svg:x2="16cm" svg:y2="4.5cm">
          <text:p text:style-name="P1"><text:span text:style-name="T3">SSE</text:span></text:p>
        </draw:line>
        <draw:line draw:style-name="gr19" draw:text-style-name="P9" draw:layer="layout" svg:x1="11cm" svg:y1="10.5cm" svg:x2="16cm" svg:y2="11cm">
          <text:p text:style-name="P1"><text:span text:style-name="T3">stdio</text:span></text:p>
        </draw:line>
        <draw:line draw:style-name="gr19" draw:text-style-name="P9" draw:layer="layout" svg:x1="11cm" svg:y1="10.5cm" svg:x2="16cm" svg:y2="11cm">
          <text:p text:style-name="P1"><text:span text:style-name="T3">stdio</text:span></text:p>
        </draw:line>
        <draw:line draw:style-name="gr19" draw:text-style-name="P9" draw:layer="layout" svg:x1="11cm" svg:y1="13cm" svg:x2="16cm" svg:y2="13cm">
          <text:p text:style-name="P1"><text:span text:style-name="T3">stdio</text:span></text:p>
        </draw:line>
        <draw:line draw:style-name="gr19" draw:text-style-name="P9" draw:layer="layout" svg:x1="2.999cm" svg:y1="10.5cm" svg:x2="6.5cm" svg:y2="10cm">
          <text:p text:style-name="P1"><text:span text:style-name="T3"/></text:p>
        </draw:line>
        <draw:line draw:style-name="gr19" draw:text-style-name="P9" draw:layer="layout" svg:x1="3cm" svg:y1="14cm" svg:x2="6.5cm" svg:y2="13cm">
          <text:p text:style-name="P1"><text:span text:style-name="T3"/></text:p>
        </draw:line>
        <presentation:notes draw:style-name="dp1">
          <draw:page-thumbnail draw:style-name="gr9" draw:layer="layout" svg:width="19.798cm" svg:height="11.136cm" svg:x="0.6cm" svg:y="2.257cm" draw:page-number="3"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usgefüllt_20_blau" draw:display-name="Ausgefüll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Ausgefüllt_20_gelb" draw:display-name="Ausgefüllt gelb"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usgefüllt_20_grün" draw:display-name="Ausgefüllt grü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usgefüllt_20_rot" draw:display-name="Ausgefüllt rot"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_20_short" draw:display-name="Arrow short" svg:viewBox="0 7 20 13" svg:d="M0 20l10-13 10 13z"/>
    <draw:marker draw:name="Linienspitzen_20_1" draw:display-name="Linienspitzen 1" svg:viewBox="0 0 20 20" svg:d="M0 20l10-20 10 20z"/>
    <draw:marker draw:name="Linienspitzen_20_2" draw:display-name="Linienspitzen 2" svg:viewBox="0 0 20 20" svg:d="M0 20l10-20 10 20z"/>
    <draw:marker draw:name="Linienspitzen_20_3" draw:display-name="Linienspitzen 3" svg:viewBox="0 0 20 20" svg:d="M0 20l10-20 10 20z"/>
    <draw:marker draw:name="Linienspitzen_20_4" draw:display-name="Linienspitzen 4"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tandard-backgroundobjects">
      <style:graphic-properties draw:stroke="none" draw:fill="none" draw:fill-color="#ffffff" draw:auto-grow-height="false" fo:min-height="1.086cm" loext:decorative="false"/>
      <style:paragraph-properties style:writing-mode="lr-tb"/>
    </style:style>
    <style:style style:name="Mpr2" style:family="presentation" style:parent-style-name="Standard-backgroundobjects">
      <style:graphic-properties draw:stroke="none" draw:fill="none" draw:fill-color="#ffffff" draw:auto-grow-height="false" fo:min-height="1.485cm" loext:decorative="false"/>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Standa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10-19T11:04:17.572000000</meta:creation-date>
    <dc:date>2025-11-10T21:43:14.402000000</dc:date>
    <meta:editing-duration>PT53M9S</meta:editing-duration>
    <meta:editing-cycles>12</meta:editing-cycles>
    <meta:generator>LibreOffice/24.2.7.2$Windows_X86_64 LibreOffice_project/ee3885777aa7032db5a9b65deec9457448a91162</meta:generator>
    <meta:document-statistic meta:object-count="74"/>
  </office:meta>
</office:document-meta>
</file>